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1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1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1cz8">
        <table:table-row>
          <table:table-cell office:value-type="string">
            <text:p>1cz8</text:p>
          </table:table-cell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9">
            <text:p>79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5">
            <text:p>1.1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67">
            <text:p>2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8">
            <text:p>78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">
            <text:p>4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2">
            <text:p>72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6">
            <text:p>76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6">
            <text:p>66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9">
            <text:p>69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7">
            <text:p>77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6">
            <text:p>1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0">
            <text:p>7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7">
            <text:p>67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">
            <text:p>4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80">
            <text:p>80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5">
            <text:p>65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5">
            <text:p>0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3">
            <text:p>73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5">
            <text:p>75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6">
            <text:p>1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8">
            <text:p>6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2">
            <text:p>0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4">
            <text:p>1.94</text:p>
          </table:table-cell>
          <table:table-cell office:value-type="string">
            <text:p>DDG</text:p>
          </table:table-cell>
        </table:table-row>
      </table:table>
      <table:table table:name="1mhp"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5">
            <text:p>-0.8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95">
            <text:p>-0.9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4">
            <text:p>-0.1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N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4">
            <text:p>0.0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8">
            <text:p>1.5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3">
            <text:p>1.4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PH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6">
            <text:p>1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6">
            <text:p>-0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GLU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4">
            <text:p>-1.2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04">
            <text:p>-1.0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9">
            <text:p>-0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">
            <text:p>-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SN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SN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IL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3">
            <text:p>0.4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 office:value-type="string">
            <text:p>GLN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7">
            <text:p>0.8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RP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6">
            <text:p>0.7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PH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7">
            <text:p>0.5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IL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LEU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MET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6">
            <text:p>0.5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VAL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1">
            <text:p>0.5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6">
            <text:p>1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8">
            <text:p>0.6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IL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MET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H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7">
            <text:p>1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Y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TYR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ASP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2">
            <text:p>-0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6">
            <text:p>-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ASN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7">
            <text:p>-0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N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6">
            <text:p>-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2">
            <text:p>-0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GLN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1">
            <text:p>1.3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8">
            <text:p>1.5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MET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S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3">
            <text:p>0.4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6">
            <text:p>-0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2">
            <text:p>0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8">
            <text:p>58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4">
            <text:p>0.5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8">
            <text:p>1.5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1">
            <text:p>0.5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LYS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7">
            <text:p>1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RG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2">
            <text:p>1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TRP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6">
            <text:p>1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 office:value-type="string">
            <text:p>PHE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1">
            <text:p>0.7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 office:value-type="string">
            <text:p>LYS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3">
            <text:p>0.9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 office:value-type="string">
            <text:p>TRP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 office:value-type="string">
            <text:p>TYR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LYS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VAL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5">
            <text:p>1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TRP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8">
            <text:p>1.5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GLU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8">
            <text:p>-0.1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LYS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6">
            <text:p>0.6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ARG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5">
            <text:p>0.8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">
            <text:p>-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2">
            <text:p>22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7">
            <text:p>-0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7">
            <text:p>-0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LYS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8">
            <text:p>1.7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32">
            <text:p>2.3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TR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 office:value-type="string">
            <text:p>GLN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</table:table>
      <table:table table:name="1jrh"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string">
            <text:p>SER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string">
            <text:p>THR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54">
            <text:p>54</text:p>
          </table:table-cell>
          <table:table-cell office:value-type="string">
            <text:p>ASP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6">
            <text:p>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84">
            <text:p>84</text:p>
          </table:table-cell>
          <table:table-cell office:value-type="string">
            <text:p>AS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87">
            <text:p>87</text:p>
          </table:table-cell>
          <table:table-cell office:value-type="string">
            <text:p>ARG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89">
            <text:p>89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  <table:table-cell office:value-type="string">
            <text:p/>
          </table:table-cell>
          <table:table-cell office:value-type="string">
            <text:p>Two mismatched aa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24">
            <text:p>24</text:p>
          </table:table-cell>
          <table:table-cell office:value-type="string">
            <text:p>ASN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26">
            <text:p>26</text:p>
          </table:table-cell>
          <table:table-cell office:value-type="string">
            <text:p>SER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28">
            <text:p>28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string">
            <text:p>ILE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5">
            <text:p>0.1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14">
            <text:p>14</text:p>
          </table:table-cell>
          <table:table-cell office:value-type="string">
            <text:p>LEU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17">
            <text:p>17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1">
            <text:p>-0.2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60">
            <text:p>60</text:p>
          </table:table-cell>
          <table:table-cell office:value-type="string">
            <text:p>TY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1">
            <text:p>61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2">
            <text:p>62</text:p>
          </table:table-cell>
          <table:table-cell office:value-type="string">
            <text:p>GLN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3">
            <text:p>63</text:p>
          </table:table-cell>
          <table:table-cell office:value-type="string">
            <text:p>ILE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4">
            <text:p>64</text:p>
          </table:table-cell>
          <table:table-cell office:value-type="string">
            <text:p>MET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5">
            <text:p>65</text:p>
          </table:table-cell>
          <table:table-cell office:value-type="string">
            <text:p>TYR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7">
            <text:p>67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8">
            <text:p>68</text:p>
          </table:table-cell>
          <table:table-cell office:value-type="string">
            <text:p>VAL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70">
            <text:p>70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office:value-type="string">
            <text:p>LE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2">
            <text:p>-0.0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2">
            <text:p>72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77">
            <text:p>77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1">
            <text:p>-0.2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string">
            <text:p>GL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1">
            <text:p>0.1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2">
            <text:p>-0.02</text:p>
          </table:table-cell>
          <table:table-cell office:value-type="string">
            <text:p>DDG</text:p>
          </table:table-cell>
        </table:table-row>
      </table:table>
      <table:table table:name="1yy9"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33">
            <text:p>-1.3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60">
            <text:p>6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5">
            <text:p>-0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2">
            <text:p>-0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D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D</text:p>
          </table:table-cell>
          <table:table-cell office:value-type="float" office:value="60">
            <text:p>6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74">
            <text:p>-0.7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52">
            <text:p>-0.52</text:p>
          </table:table-cell>
          <table:table-cell office:value-type="string">
            <text:p>DDG</text:p>
          </table:table-cell>
        </table:table-row>
      </table:table>
      <table:table table:name="2jel"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1">
            <text:p>81</text:p>
          </table:table-cell>
          <table:table-cell office:value-type="string">
            <text:p>SER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8">
            <text:p>68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GL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2">
            <text:p>0.7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5">
            <text:p>65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7">
            <text:p>67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9">
            <text:p>69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5">
            <text:p>2.7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9">
            <text:p>69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4">
            <text:p>74</text:p>
          </table:table-cell>
          <table:table-cell office:value-type="string">
            <text:p>ARG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5">
            <text:p>2.7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2">
            <text:p>82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4">
            <text:p>84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4">
            <text:p>84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4">
            <text:p>84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4">
            <text:p>84</text:p>
          </table:table-cell>
          <table:table-cell office:value-type="string">
            <text:p>GL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TRP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64">
            <text:p>2.6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5">
            <text:p>75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1">
            <text:p>-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5">
            <text:p>75</text:p>
          </table:table-cell>
          <table:table-cell office:value-type="string">
            <text:p>ASP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6">
            <text:p>-0.6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23">
            <text:p>2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26">
            <text:p>26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1">
            <text:p>71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1">
            <text:p>71</text:p>
          </table:table-cell>
          <table:table-cell office:value-type="string">
            <text:p>ARG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8">
            <text:p>78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1">
            <text:p>1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37">
            <text:p>37</text:p>
          </table:table-cell>
          <table:table-cell office:value-type="string">
            <text:p>TH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LYS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LYS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8">
            <text:p>1.3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56">
            <text:p>56</text:p>
          </table:table-cell>
          <table:table-cell office:value-type="string">
            <text:p>GLU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1">
            <text:p>-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0">
            <text:p>70</text:p>
          </table:table-cell>
          <table:table-cell office:value-type="string">
            <text:p>GLU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5">
            <text:p>2.7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6">
            <text:p>16</text:p>
          </table:table-cell>
          <table:table-cell office:value-type="string">
            <text:p>GLY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6">
            <text:p>16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0">
            <text:p>40</text:p>
          </table:table-cell>
          <table:table-cell office:value-type="string">
            <text:p>CYS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1">
            <text:p>1.5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2">
            <text:p>42</text:p>
          </table:table-cell>
          <table:table-cell office:value-type="string">
            <text:p>CYS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5">
            <text:p>45</text:p>
          </table:table-cell>
          <table:table-cell office:value-type="string">
            <text:p>CYS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3">
            <text:p>63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33">
            <text:p>33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35">
            <text:p>35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1">
            <text:p>61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1">
            <text:p>61</text:p>
          </table:table-cell>
          <table:table-cell office:value-type="string">
            <text:p>AS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AS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HE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</table:table>
      <table:table table:name="2ny7"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IS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9">
            <text:p>-0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IS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1">
            <text:p>-0.8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3">
            <text:p>-1.2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SP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74">
            <text:p>-0.7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SP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26">
            <text:p>-2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MET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46">
            <text:p>-2.4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MET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PHE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3">
            <text:p>-2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PHE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61">
            <text:p>-1.6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HIS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27">
            <text:p>-2.2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THR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PHE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12">
            <text:p>-2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MET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57">
            <text:p>-0.5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5">
            <text:p>-1.2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8">
            <text:p>-0.3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TR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47">
            <text:p>-1.4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LYS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GL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PHE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6">
            <text:p>-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PRO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HIS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3">
            <text:p>-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SP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SER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">
            <text:p>-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TYR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SP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03">
            <text:p>-1.0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LYS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S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">
            <text:p>-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LYS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93">
            <text:p>-1.9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LEU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S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61">
            <text:p>-1.6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MET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36">
            <text:p>-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MET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4">
            <text:p>-0.2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S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LEU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61">
            <text:p>-1.6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TR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PRO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27">
            <text:p>-2.2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SE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52">
            <text:p>-1.5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65">
            <text:p>-2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HIS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71">
            <text:p>-2.7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IL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31">
            <text:p>-2.3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98">
            <text:p>-0.9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TR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56">
            <text:p>-1.56</text:p>
          </table:table-cell>
          <table:table-cell office:value-type="string">
            <text:p>DDG</text:p>
          </table:table-cell>
        </table:table-row>
      </table:table>
      <table:table table:name="3bdy"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">
            <text:p>0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">
            <text:p>-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0">
            <text:p>5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">
            <text:p>-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">
            <text:p>-0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5">
            <text:p>-0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">
            <text:p>0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">
            <text:p>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">
            <text:p>1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3">
            <text:p>3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">
            <text:p>-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5">
            <text:p>3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">
            <text:p>1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">
            <text:p>0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string">
            <text:p>DDG</text:p>
          </table:table-cell>
        </table:table-row>
      </table:table>
      <table:table table:name="3bn9"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13">
            <text:p>21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7">
            <text:p>0.5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2">
            <text:p>0.4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1">
            <text:p>0.3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7">
            <text:p>6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62">
            <text:p>162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7">
            <text:p>0.3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5">
            <text:p>-0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88">
            <text:p>8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4">
            <text:p>0.6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7">
            <text:p>6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37">
            <text:p>137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9">
            <text:p>0.0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5">
            <text:p>25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4">
            <text:p>44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4">
            <text:p>0.8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20">
            <text:p>22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9">
            <text:p>0.7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46">
            <text:p>146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4">
            <text:p>0.3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89">
            <text:p>89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7">
            <text:p>0.7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39">
            <text:p>139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3">
            <text:p>0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67">
            <text:p>167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3">
            <text:p>-0.0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68">
            <text:p>168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51">
            <text:p>2.5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17">
            <text:p>217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1">
            <text:p>0.7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2">
            <text:p>22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2">
            <text:p>-0.4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18">
            <text:p>21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9">
            <text:p>-0.0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7">
            <text:p>47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5">
            <text:p>-0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7">
            <text:p>-0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81">
            <text:p>81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6">
            <text:p>-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43">
            <text:p>143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9">
            <text:p>0.2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3">
            <text:p>1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40">
            <text:p>140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9">
            <text:p>1.0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2">
            <text:p>0.0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HIS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4">
            <text:p>104</text:p>
          </table:table-cell>
          <table:table-cell office:value-type="string">
            <text:p>VAL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AS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office:value-type="string">
            <text:p>ARG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1">
            <text:p>101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1">
            <text:p>101</text:p>
          </table:table-cell>
          <table:table-cell office:value-type="string">
            <text:p>ARG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2">
            <text:p>102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</table:table>
      <table:table table:name="3ngb"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LYS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SER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ALA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6">
            <text:p>0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THR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1">
            <text:p>61</text:p>
          </table:table-cell>
          <table:table-cell office:value-type="string">
            <text:p>GLN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LYS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4">
            <text:p>74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7">
            <text:p>0.8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Y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LYS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4">
            <text:p>74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3">
            <text:p>0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THR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8">
            <text:p>0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8">
            <text:p>0.1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LYS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3">
            <text:p>0.2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5">
            <text:p>0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61">
            <text:p>61</text:p>
          </table:table-cell>
          <table:table-cell office:value-type="string">
            <text:p>GLN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Y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8">
            <text:p>0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4">
            <text:p>0.1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6">
            <text:p>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74">
            <text:p>74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3">
            <text:p>0.33</text:p>
          </table:table-cell>
          <table:table-cell office:value-type="string">
            <text:p>DDG</text:p>
          </table:table-cell>
        </table:table-row>
      </table:table>
      <table:table table:name="3nps"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13">
            <text:p>21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8">
            <text:p>1.4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4">
            <text:p>0.3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8">
            <text:p>1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2">
            <text:p>1.5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62">
            <text:p>162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2">
            <text:p>0.6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2">
            <text:p>0.2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88">
            <text:p>8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1">
            <text:p>1.6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7">
            <text:p>0.4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37">
            <text:p>137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9">
            <text:p>1.8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5">
            <text:p>25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5">
            <text:p>0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4">
            <text:p>44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4">
            <text:p>-0.3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20">
            <text:p>22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">
            <text:p>-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46">
            <text:p>146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89">
            <text:p>89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6">
            <text:p>0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39">
            <text:p>139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67">
            <text:p>167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68">
            <text:p>168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5">
            <text:p>0.7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17">
            <text:p>217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4">
            <text:p>-0.0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2">
            <text:p>22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3">
            <text:p>0.0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18">
            <text:p>21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8">
            <text:p>-0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7">
            <text:p>47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07">
            <text:p>-1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4">
            <text:p>0.1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81">
            <text:p>81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5">
            <text:p>-0.1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43">
            <text:p>143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8">
            <text:p>0.1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3">
            <text:p>0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40">
            <text:p>140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9">
            <text:p>1.7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6">
            <text:p>0.46</text:p>
          </table:table-cell>
          <table:table-cell office:value-type="string">
            <text:p>DDG</text:p>
          </table:table-cell>
        </table:table-row>
      </table:table>
      <table:table table:name="1dqj"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86e-09">
            <text:p>2.86e-09</text:p>
          </table:table-cell>
          <table:table-cell office:value-type="float" office:value="9.09e-05">
            <text:p>9.09e-05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1400000">
            <text:p>14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43000000">
            <text:p>43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100000000">
            <text:p>10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37000000">
            <text:p>37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31000000">
            <text:p>31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87000000">
            <text:p>87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120000000">
            <text:p>12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11000">
            <text:p>11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940000">
            <text:p>94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97000000">
            <text:p>97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40000000">
            <text:p>4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12000000">
            <text:p>12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360000">
            <text:p>36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3900000">
            <text:p>39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32000000">
            <text:p>32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53000000">
            <text:p>53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12000000">
            <text:p>12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32000">
            <text:p>32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3200">
            <text:p>32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49000000">
            <text:p>49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87000">
            <text:p>87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20000">
            <text:p>2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1700000">
            <text:p>17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860000">
            <text:p>86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1000000">
            <text:p>1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77000000">
            <text:p>77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54000000">
            <text:p>54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41000000">
            <text:p>41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8800000">
            <text:p>88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46000000">
            <text:p>46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3600000">
            <text:p>36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42000">
            <text:p>42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4700">
            <text:p>47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60000000">
            <text:p>360000000</text:p>
          </table:table-cell>
          <table:table-cell office:value-type="float" office:value="60000">
            <text:p>60000</text:p>
          </table:table-cell>
          <table:table-cell office:value-type="string">
            <text:p>Ka</text:p>
          </table:table-cell>
        </table:table-row>
      </table:table>
      <table:table table:name="1yqv">
        <table:table-row>
          <table:table-cell office:value-type="string">
            <text:p>1yqv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0000000000">
            <text:p>40000000000</text:p>
          </table:table-cell>
          <table:table-cell office:value-type="float" office:value="56000000">
            <text:p>56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yqv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0000000000">
            <text:p>40000000000</text:p>
          </table:table-cell>
          <table:table-cell office:value-type="float" office:value="940000">
            <text:p>940000</text:p>
          </table:table-cell>
          <table:table-cell office:value-type="string">
            <text:p>Ka</text:p>
          </table:table-cell>
        </table:table-row>
      </table:table>
      <table:table table:name="1a2y"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80000000">
            <text:p>8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41000000">
            <text:p>41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40000000">
            <text:p>4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9000000">
            <text:p>19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5">
            <text:p>11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24000000">
            <text:p>24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7">
            <text:p>11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22000000">
            <text:p>22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6000000">
            <text:p>16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9">
            <text:p>11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7000000">
            <text:p>17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0">
            <text:p>1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620000">
            <text:p>62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3">
            <text:p>12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0000000">
            <text:p>1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4">
            <text:p>12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3600000">
            <text:p>36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8">
            <text:p>12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60000000">
            <text:p>6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4400000">
            <text:p>44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33000000">
            <text:p>33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280000">
            <text:p>28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2000000">
            <text:p>12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7000000">
            <text:p>17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5000000">
            <text:p>15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560000">
            <text:p>56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100">
            <text:p>100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5500000">
            <text:p>55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0">
            <text:p>1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000000">
            <text:p>1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3">
            <text:p>12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590000">
            <text:p>59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9400000">
            <text:p>94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0000000">
            <text:p>1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0">
            <text:p>1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210000">
            <text:p>21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3">
            <text:p>12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20000">
            <text:p>12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4">
            <text:p>12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260000">
            <text:p>26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8">
            <text:p>12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300000">
            <text:p>3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5">
            <text:p>11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5500000">
            <text:p>55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800000">
            <text:p>18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7">
            <text:p>11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9600000">
            <text:p>96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270000">
            <text:p>27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790000">
            <text:p>79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a2y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9">
            <text:p>11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5000000">
            <text:p>45000000</text:p>
          </table:table-cell>
          <table:table-cell office:value-type="float" office:value="1100000">
            <text:p>1100000</text:p>
          </table:table-cell>
          <table:table-cell office:value-type="string">
            <text:p>Ka</text:p>
          </table:table-cell>
        </table:table-row>
      </table:table>
      <table:table table:name="1dvf"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79000">
            <text:p>79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67000">
            <text:p>67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6200000">
            <text:p>62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1300000">
            <text:p>13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86000">
            <text:p>86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830000">
            <text:p>83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5000000">
            <text:p>5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3000000">
            <text:p>3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1">
            <text:p>10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31000">
            <text:p>31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5900000">
            <text:p>59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4000000">
            <text:p>4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5">
            <text:p>10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93000">
            <text:p>93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17000000">
            <text:p>17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4000000">
            <text:p>4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5400000">
            <text:p>54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1000000">
            <text:p>1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C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4000000">
            <text:p>4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1">
            <text:p>10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37000">
            <text:p>37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C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47000">
            <text:p>47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7800000">
            <text:p>78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3000000">
            <text:p>3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5">
            <text:p>10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36000">
            <text:p>36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7500000">
            <text:p>75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82000">
            <text:p>82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84000">
            <text:p>84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63000">
            <text:p>63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1100000">
            <text:p>11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93000">
            <text:p>93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1900000">
            <text:p>19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3000000">
            <text:p>93000000</text:p>
          </table:table-cell>
          <table:table-cell office:value-type="float" office:value="1300000">
            <text:p>1300000</text:p>
          </table:table-cell>
          <table:table-cell office:value-type="string">
            <text:p>Ka</text:p>
          </table:table-cell>
        </table:table-row>
      </table:table>
      <table:table table:name="ComplexInf">
        <table:table-row>
          <table:table-cell office:value-type="string">
            <text:p>3a6b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08e-07">
            <text:p>1.08e-07</text:p>
          </table:table-cell>
          <table:table-cell office:value-type="float" office:value="5.62e-09">
            <text:p>5.62e-09</text:p>
          </table:table-cell>
          <table:table-cell office:value-type="string">
            <text:p>Kd</text:p>
          </table:table-cell>
        </table:table-row>
        <table:table-row>
          <table:table-cell office:value-type="string">
            <text:p>3a6b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08e-07">
            <text:p>1.08e-07</text:p>
          </table:table-cell>
          <table:table-cell office:value-type="float" office:value="7.14e-09">
            <text:p>7.14e-09</text:p>
          </table:table-cell>
          <table:table-cell office:value-type="string">
            <text:p>Kd</text:p>
          </table:table-cell>
        </table:table-row>
        <table:table-row>
          <table:table-cell office:value-type="string">
            <text:p>3a67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62e-09">
            <text:p>5.62e-09</text:p>
          </table:table-cell>
          <table:table-cell office:value-type="float" office:value="1.08e-07">
            <text:p>1.08e-07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a67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62e-09">
            <text:p>5.62e-09</text:p>
          </table:table-cell>
          <table:table-cell office:value-type="float" office:value="7.14e-09">
            <text:p>7.14e-09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a6c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14e-09">
            <text:p>7.14e-09</text:p>
          </table:table-cell>
          <table:table-cell office:value-type="float" office:value="1.08e-07">
            <text:p>1.08e-07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2nyy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14e-09">
            <text:p>7.14e-09</text:p>
          </table:table-cell>
          <table:table-cell office:value-type="float" office:value="5.62e-09">
            <text:p>5.62e-09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2nz9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62e-09">
            <text:p>5.62e-09</text:p>
          </table:table-cell>
          <table:table-cell office:value-type="float" office:value="7.14e-09">
            <text:p>7.14e-09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hh9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e-05">
            <text:p>1e-05</text:p>
          </table:table-cell>
          <table:table-cell office:value-type="float" office:value="1e-07">
            <text:p>1e-07</text:p>
          </table:table-cell>
          <table:table-cell office:value-type="string">
            <text:p>Kd</text:p>
          </table:table-cell>
        </table:table-row>
        <table:table-row>
          <table:table-cell office:value-type="string">
            <text:p>1hh6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e-07">
            <text:p>1e-07</text:p>
          </table:table-cell>
          <table:table-cell office:value-type="float" office:value="1e-05">
            <text:p>1e-05</text:p>
          </table:table-cell>
          <table:table-cell office:value-type="string">
            <text:p>Kd</text:p>
          </table:table-cell>
        </table:table-row>
        <table:table-row>
          <table:table-cell office:value-type="string">
            <text:p>1nbz</text:p>
          </table:table-cell>
          <table:table-cell office:value-type="string">
            <text:p>C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06e-06">
            <text:p>1.06e-06</text:p>
          </table:table-cell>
          <table:table-cell office:value-type="float" office:value="9.09e-05">
            <text:p>9.09e-05</text:p>
          </table:table-cell>
          <table:table-cell office:value-type="string">
            <text:p>Kd</text:p>
          </table:table-cell>
        </table:table-row>
        <table:table-row>
          <table:table-cell office:value-type="string">
            <text:p>1nbz</text:p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06e-06">
            <text:p>1.06e-06</text:p>
          </table:table-cell>
          <table:table-cell office:value-type="float" office:value="2.86e-09">
            <text:p>2.86e-09</text:p>
          </table:table-cell>
          <table:table-cell office:value-type="string">
            <text:p>Kd</text:p>
          </table:table-cell>
        </table:table-row>
        <table:table-row>
          <table:table-cell office:value-type="string">
            <text:p>1nby</text:p>
          </table:table-cell>
          <table:table-cell office:value-type="string">
            <text:p>C</text:p>
          </table:table-cell>
          <table:table-cell office:value-type="float" office:value="95">
            <text:p>95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09e-05">
            <text:p>9.09e-05</text:p>
          </table:table-cell>
          <table:table-cell office:value-type="float" office:value="1.06e-06">
            <text:p>1.06e-06</text:p>
          </table:table-cell>
          <table:table-cell office:value-type="string">
            <text:p>Kd</text:p>
          </table:table-cell>
        </table:table-row>
      </table:table>
      <table:table table:name="3hfm"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130000000">
            <text:p>13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150000000">
            <text:p>15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110000000">
            <text:p>11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1900000">
            <text:p>19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23000000">
            <text:p>23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71000000">
            <text:p>71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15000000">
            <text:p>15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29000000">
            <text:p>29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3700000">
            <text:p>37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230000000">
            <text:p>23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34000000">
            <text:p>34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26000000">
            <text:p>26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15">
            <text:p>1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033">
            <text:p>0.033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95">
            <text:p>95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62">
            <text:p>6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72">
            <text:p>7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74">
            <text:p>7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88">
            <text:p>88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4000">
            <text:p>4000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890">
            <text:p>890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35">
            <text:p>0.35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032">
            <text:p>0.032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2.8">
            <text:p>2.8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590">
            <text:p>590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7000">
            <text:p>7000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120000000">
            <text:p>12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220000000">
            <text:p>22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20000000">
            <text:p>420000000</text:p>
          </table:table-cell>
          <table:table-cell office:value-type="float" office:value="169000000">
            <text:p>169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0000000">
            <text:p>300000000</text:p>
          </table:table-cell>
          <table:table-cell office:value-type="float" office:value="41000000">
            <text:p>41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0000000">
            <text:p>300000000</text:p>
          </table:table-cell>
          <table:table-cell office:value-type="float" office:value="14000000">
            <text:p>14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0000000">
            <text:p>300000000</text:p>
          </table:table-cell>
          <table:table-cell office:value-type="float" office:value="9600000">
            <text:p>96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0000000">
            <text:p>300000000</text:p>
          </table:table-cell>
          <table:table-cell office:value-type="float" office:value="22000000">
            <text:p>22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0000000">
            <text:p>300000000</text:p>
          </table:table-cell>
          <table:table-cell office:value-type="float" office:value="280000000">
            <text:p>280000000</text:p>
          </table:table-cell>
          <table:table-cell office:value-type="string">
            <text:p>Ka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7.5">
            <text:p>7.5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7.8">
            <text:p>7.8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7">
            <text:p>5.7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6">
            <text:p>4.6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7.2">
            <text:p>7.2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7.7">
            <text:p>7.7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3">
            <text:p>6.3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4">
            <text:p>4.4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4">
            <text:p>6.4</text:p>
          </table:table-cell>
          <table:table-cell office:value-type="string">
            <text:p>DDG</text:p>
          </table:table-cell>
        </table:table-row>
        <table:table-row/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7.3">
            <text:p>7.3</text:p>
          </table:table-cell>
          <table:table-cell office:value-type="string">
            <text:p>DDG</text:p>
          </table:table-cell>
        </table:table-row>
      </table:table>
      <table:table table:name="1vfb"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1.9">
            <text:p>1.9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1.7">
            <text:p>1.7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1.49">
            <text:p>1.49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1.25">
            <text:p>1.25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2.5">
            <text:p>2.5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0.63">
            <text:p>0.63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1.5">
            <text:p>1.5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37">
            <text:p>37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1.2">
            <text:p>1.2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1.7">
            <text:p>1.7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12">
            <text:p>12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4.9">
            <text:p>4.9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2">
            <text:p>2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2000">
            <text:p>2000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2000">
            <text:p>2000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2000">
            <text:p>2000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6.2">
            <text:p>6.2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27">
            <text:p>27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51">
            <text:p>51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3.3">
            <text:p>3.3</text:p>
          </table:table-cell>
          <table:table-cell office:value-type="string">
            <text:p>Kd</text:p>
          </table:table-cell>
        </table:table-row>
        <table:table-row/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float" office:value="24">
            <text:p>24</text:p>
          </table:table-cell>
          <table:table-cell office:value-type="string">
            <text:p>K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1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ns41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